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4"/>
    <style:style style:name="ce4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9.445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5.10645833333333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7.32895833333333cm"/>
    </style:style>
    <style:style style:name="co9" style:family="table-column">
      <style:table-column-properties fo:break-before="auto" style:column-width="15.0812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5.05354166666667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117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1">
            <text:p>product_cod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subcategor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n_tip</text:p>
          </table:table-cell>
          <table:table-cell office:value-type="string" table:style-name="ce1">
            <text:p>stoc</text:p>
          </table:table-cell>
          <table:table-cell office:value-type="string" table:style-name="ce1">
            <text:p>price_before_tva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nsider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LATOU STICLA 1235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31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ECORATIVE STICLA 123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2</text:p>
          </table:table-cell>
          <table:table-cell office:value-type="string" table:style-name="ce1">
            <text:p>Marfuri</text:p>
          </table:table-cell>
          <table:table-cell office:value-type="float" office:value="-1" table:style-name="ce1">
            <text:p>-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9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6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5.210100000000001" table:style-name="ce1">
            <text:p>25.21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IFERITE STICLA 12382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26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8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9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67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17.64709999999999" table:style-name="ce1">
            <text:p>117.6471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72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9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389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PANZA 12394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LEMN 1238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35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CLASIC ALB 2018</text:p>
          </table:table-cell>
          <table:table-cell office:value-type="string" table:style-name="ce1">
            <text:p>Marfuri</text:p>
          </table:table-cell>
          <table:table-cell office:value-type="float" office:value="156" table:style-name="ce1">
            <text:p>156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4">
            <text:p>grivin_white.pn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CLASIC ROSE 2018</text:p>
          </table:table-cell>
          <table:table-cell office:value-type="string" table:style-name="ce1">
            <text:p>Marfuri</text:p>
          </table:table-cell>
          <table:table-cell office:value-type="float" office:value="140" table:style-name="ce1">
            <text:p>140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4">
            <text:p>grivin_rose.pn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CLASIC ROSU 2016</text:p>
          </table:table-cell>
          <table:table-cell office:value-type="string" table:style-name="ce1">
            <text:p>Marfuri</text:p>
          </table:table-cell>
          <table:table-cell office:value-type="float" office:value="136" table:style-name="ce1">
            <text:p>136</text:p>
          </table:table-cell>
          <table:table-cell office:value-type="float" office:value="54.6218" table:style-name="ce1">
            <text:p>54.621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ec | 75 cl | Mehedinti, Romania</text:p>
          </table:table-cell>
          <table:table-cell office:value-type="string" table:style-name="ce2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8 si 20 de grade Celsius.</text:p>
          </table:table-cell>
          <table:table-cell office:value-type="percentage" office:value="0.13500000000000001" table:style-name="ce3">
            <text:p>13.50%</text:p>
          </table:table-cell>
          <table:table-cell office:value-type="string" table:style-name="ce4">
            <text:p>grivin_red.pn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IVERSE</text:p>
          </table:table-cell>
          <table:table-cell office:value-type="string" table:style-name="ce1">
            <text:p>Marfuri</text:p>
          </table:table-cell>
          <table:table-cell office:value-type="float" office:value="48" table:style-name="ce1">
            <text:p>48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COGNIAK</text:p>
          </table:table-cell>
          <table:table-cell office:value-type="string" table:style-name="ce1">
            <text:p>Marfuri</text:p>
          </table:table-cell>
          <table:table-cell office:value-type="float" office:value="11" table:style-name="ce1">
            <text:p>1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ATON CIOCOLATA BARON</text:p>
          </table:table-cell>
          <table:table-cell office:value-type="string" table:style-name="ce1">
            <text:p>Alte mat. consumabil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IOCOLATA DE CASA DAVINIA</text:p>
          </table:table-cell>
          <table:table-cell office:value-type="string" table:style-name="ce1">
            <text:p>Alte mat. consumabil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BARON</text:p>
          </table:table-cell>
          <table:table-cell office:value-type="string" table:style-name="ce1">
            <text:p>Ambalaj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DAVINIA</text:p>
          </table:table-cell>
          <table:table-cell office:value-type="string" table:style-name="ce1">
            <text:p>Ambalaj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OASIS - BE HERE NOW (REMASTERE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4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OPLIN JANIS - JANIS JOPLIN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2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- MICHAEL - THRILLER (PICTURE VINI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2.436999999999998" table:style-name="ce1">
            <text:p>92.437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3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DANGEROU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2.436999999999998" table:style-name="ce1">
            <text:p>92.437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4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BAD (PICTURE VINY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2.436999999999998" table:style-name="ce1">
            <text:p>92.437</text:p>
          </table:table-cell>
          <table:table-cell office:value-type="float" office:value="110" table:style-name="ce1">
            <text:p>110</text:p>
          </table:table-cell>
          <table:table-cell table:number-columns-repeated="3" table:style-name="ce1"/>
          <table:table-cell office:value-type="string" table:style-name="ce1">
            <text:p>45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HARRIS CALVIN, DUA LIPA - ONE KIS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6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G-EAZY - THE BEAUTIFUL &amp; DAMN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47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HANS ZIMMER THE CLASSIC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8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4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VORA CESARIA - CESARI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49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- FOR THE THRON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0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MUSIC INSPIRED BY THE FILM ROM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DIRTY DANCING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2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TOP GU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3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CHRISTMAS CLASSIC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4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TIMBERLAKE JUSTIN - JUSTIFI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5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CRIPT - THE #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56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ADE - THE BEST OF SAD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7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INCE - RAVE IN2 THE JOY FANTAST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58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5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ESLEY ELVIS - MERRY CHRISTMAS BAB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59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THE TRUTH ABOUT LO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0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CAN'T TAKE ME HOM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URYTMICS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2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BLACK CELEB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3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VIOLATOR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64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IN A SILENT WAY (50TH ANNIVERSARY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5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KIND OF BLU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6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OHEN LEONARD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7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LVIN HARRIS, SAM SMITH - RPOMI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8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6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HEATHE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69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NO PLAN E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0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BLACKSTA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7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LLE FARBEN - STICKER ON MY SUITCAS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72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EROSMITH - AEROSMITH'S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3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THE WORLD OF HANS ZIMM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74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REY MARIAH - ALL I WANT FOR CHRISTMAS IS YOU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75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WRECKING BALL (CD + 2V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.8403" table:style-name="ce1">
            <text:p>100.8403</text:p>
          </table:table-cell>
          <table:table-cell office:value-type="float" office:value="120" table:style-name="ce1">
            <text:p>120</text:p>
          </table:table-cell>
          <table:table-cell table:number-columns-repeated="3" table:style-name="ce1"/>
          <table:table-cell office:value-type="string" table:style-name="ce1">
            <text:p>99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THE WILD, THE INNOCEN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84.033600000000007" table:style-name="ce1">
            <text:p>84.0336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100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PRINCE - THE RIV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1.26050000000001" table:style-name="ce1">
            <text:p>151.2605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101.jpg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0000007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ZIMMER HANS INFERNO (ORIGINAL MOTION PICTURES SONG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WONG SEE SANG - PIANO MOVIE LOUNGE VOL 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THE BEST YEAR OF Y LIFE 197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7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TIMBERLAKE JUSTIN - MAN OF THE WOOD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SIA WE ARE BOR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SIMPLE MINDS - BIG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R KELLY BACK PANTI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R KELLY 12 NIGHTS OF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.210100000000001" table:style-name="ce1">
            <text:p>25.21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JARRE JEAN MICHAEL - OXYGENE 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IMBRUGLIA NATALE - GLORIOUS THE SINGLES9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JARRE JEAN MICHAEL - OXYGEN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HARNONCOURT NIKOLAUS - NIKOLAUS HARNONCOU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GIPSY KINGS - SOMOS GITANO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8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GIPSY KINGS - PASAJER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GAHAN DAVE&amp;SOULSAVERS - ANGELS&amp;GOHS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FAITHLESS - FOREVER FAITHLESS -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VOZ D'AMO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SAO VICENTE D'LONG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RADIN MINDEL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VORA CESARIA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ELECTRIC LIGHT ORCHESTRA THE COLLEC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EPECHE MODE - SPIRIT (STANDARD C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09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AIV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AVIS MILES - KIND OF BLUE DELUXE 50TH ANYVERSA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THE BEST YEAR OF MY LIFE 197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THE BEST CHRISTMAS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<text:s/>- I LOVE ROSSIN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VARIOUS - I LOVE PIAN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TIMBERLAKE JUSTIN - THE 20/20 EXPERIENCE 2OF2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67.226900000000001" table:style-name="ce1">
            <text:p>67.226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TIMBERLAKE JUSTIN - THE 20/20 EXPERIENCE - TH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4.6218" table:style-name="ce1">
            <text:p>54.621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PINK - THE TRUTH ABOUT LOVE (ROW EXPLICITDELUX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4.6218" table:style-name="ce1">
            <text:p>54.621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OFFSPRING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0.420200000000001" table:style-name="ce1">
            <text:p>50.420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HEN LEONARD CAN'T FORGET A SOUVENIR OF THE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CKER JOE THE LIFE OF A MAN - THE ULTIMATE HIT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CKER JOE - FIRE IT U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ARRERAS JOSE A LIFE IN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3.613399999999999" table:style-name="ce1">
            <text:p>33.61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ROWN JAMES -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OYLE SUSAN HOME FOR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6.218499999999999" table:style-name="ce1">
            <text:p>46.21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ANGLES THE ETERNAL FLAME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ANASTACIA - PIECES OF A DREAM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ALICE IN CHAINS LI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ALAN PARSONS PROJECT THE PYRAMI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.210100000000001" table:style-name="ce1">
            <text:p>25.21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2CELLOS - SCORE (EE VERSION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2CELLOS (SULIC&amp;HAUSEN) - IN2I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DAVI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COHEN LEONARD NEW SKIN FOR THE OLD CEREMON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9.411799999999999" table:style-name="ce1">
            <text:p>29.41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D BRAXTON TONI BREATH AGAIN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1.008400000000002" table:style-name="ce1">
            <text:p>21.00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KANDISK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100 YEARS OF FASHION ILLUST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REET A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AUD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D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AUGU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EMBRAND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REFAB ARHITECTUR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IVING WITH WOO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DERN BATHROOM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OME BOOK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DERN CONTRY HOM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LOFTS 21ST CENTU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NEW WOOD KITCHEN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OOL APARTEMEN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5.238100000000003" table:style-name="ce1">
            <text:p>95.2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OUSES RESIDENTIAL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6.1905" table:style-name="ce1">
            <text:p>76.190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 INCHIS</text:p>
          </table:table-cell>
          <table:table-cell office:value-type="string" table:style-name="ce1">
            <text:p>Marfuri</text:p>
          </table:table-cell>
          <table:table-cell office:value-type="float" office:value="4" table:style-name="ce1">
            <text:p>4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ESTEACAN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26.0504" table:style-name="ce1">
            <text:p>126.050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ECANTOAR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336.1345" table:style-name="ce1">
            <text:p>336.1345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4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PARAT ETICHETAT EVOFFICE MX550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ARTIE IMPACHETAT MATASE</text:p>
          </table:table-cell>
          <table:table-cell office:value-type="string" table:style-name="ce1">
            <text:p>Alte mat. consumabi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BILIER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MDTV 100*36*53 NEGRU-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ETAJERA 100*175 NEGRU 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4*8*39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8*8*38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32*12*41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ORT ETICHETE PLEXI 40*25MM</text:p>
          </table:table-cell>
          <table:table-cell office:value-type="string" table:style-name="ce1">
            <text:p>Alte mat. consumab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A DE MARCAT TREMOL M20 ACTIVA GALAXY PLUS LAN AC90017684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5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LL-UP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6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ATAR STICLE 83*30 GRI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6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AMPILA PRINTER P4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6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DIGITALA SERIOUX SMARTART SA702LED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000016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E HARTIE GRIVIN 41*32*13</text:p>
          </table:table-cell>
          <table:table-cell office:value-type="string" table:style-name="ce1">
            <text:p>Ambalaj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number-rows-repeated="10484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olinear</meta:initial-creator>
    <dc:creator>Colinear</dc:creator>
    <meta:creation-date>2019-09-16T13:50:09Z</meta:creation-date>
    <dc:date>2019-09-16T16:02:57Z</dc:date>
  </office:meta>
</office:document-meta>
</file>